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62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transparent"/>
      <style:text-properties fo:color="#000000"/>
    </style:style>
    <style:style style:name="ce13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P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style-name="ce3" office:value-type="string" calcext:value-type="string">
            <text:p>repeat</text:p>
          </table:table-cell>
          <table:table-cell table:formula="of:=304151.74+264.44" office:value-type="float" office:value="304416.18" calcext:value-type="float">
            <text:p>304416</text:p>
          </table:table-cell>
          <table:table-cell table:style-name="ce4" table:formula="of:=170921.63+1653.34" office:value-type="float" office:value="172574.97" calcext:value-type="float">
            <text:p>172575</text:p>
          </table:table-cell>
          <table:table-cell table:formula="of:=230843.56+3778.91" office:value-type="float" office:value="234622.47" calcext:value-type="float">
            <text:p>234622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formula="of:=226581.15+133.92" office:value-type="float" office:value="226715.07" calcext:value-type="float">
            <text:p>226715</text:p>
          </table:table-cell>
          <table:table-cell table:formula="of:=350466.71+155" office:value-type="float" office:value="350621.71" calcext:value-type="float">
            <text:p>350622</text:p>
          </table:table-cell>
          <table:table-cell table:style-name="ce4" table:formula="of:=197448.03+448.18" office:value-type="float" office:value="197896.21" calcext:value-type="float">
            <text:p>197896</text:p>
          </table:table-cell>
          <table:table-cell table:formula="of:=229291.59+1776.73" office:value-type="float" office:value="231068.32" calcext:value-type="float">
            <text:p>231068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formula="of:=434523.12+15.29" office:value-type="float" office:value="434538.41" calcext:value-type="float">
            <text:p>434538</text:p>
          </table:table-cell>
          <table:table-cell table:formula="of:=398205.53+147.46" office:value-type="float" office:value="398352.99" calcext:value-type="float">
            <text:p>398353</text:p>
          </table:table-cell>
          <table:table-cell table:style-name="ce4" table:formula="of:=256151.2+103.28" office:value-type="float" office:value="256254.48" calcext:value-type="float">
            <text:p>256254</text:p>
          </table:table-cell>
          <table:table-cell table:formula="of:=257562.84+839.9" office:value-type="float" office:value="258402.74" calcext:value-type="float">
            <text:p>258403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formula="of:=588185.52+79.48" office:value-type="float" office:value="588265" calcext:value-type="float">
            <text:p>588265</text:p>
          </table:table-cell>
          <table:table-cell table:formula="of:=188491.87+129.87" office:value-type="float" office:value="188621.74" calcext:value-type="float">
            <text:p>188622</text:p>
          </table:table-cell>
          <table:table-cell table:style-name="ce6" table:formula="of:=807096.94+133.26" office:value-type="float" office:value="807230.2" calcext:value-type="float">
            <text:p>807230</text:p>
          </table:table-cell>
          <table:table-cell table:formula="of:=257562.84+150.72" office:value-type="float" office:value="257713.56" calcext:value-type="float">
            <text:p>257714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formula="of:=595868.64+65.83" office:value-type="float" office:value="595934.47" calcext:value-type="float">
            <text:p>595934</text:p>
          </table:table-cell>
          <table:table-cell table:formula="of:=132551.52+38.16" office:value-type="float" office:value="132589.68" calcext:value-type="float">
            <text:p>132590</text:p>
          </table:table-cell>
          <table:table-cell table:style-name="ce3" table:formula="of:=1538597.81" office:value-type="float" office:value="1538597.81" calcext:value-type="float">
            <text:p>1538598</text:p>
          </table:table-cell>
          <table:table-cell table:formula="of:= 224730.23+118.39" office:value-type="float" office:value="224848.62" calcext:value-type="float">
            <text:p>2248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DI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5" table:formula="of:=302594.87+102.2" office:value-type="float" office:value="302697.07" calcext:value-type="float">
            <text:p>302697</text:p>
          </table:table-cell>
          <table:table-cell table:style-name="ce5" table:formula="of:=369222.58+100" office:value-type="float" office:value="369322.58" calcext:value-type="float">
            <text:p>369323</text:p>
          </table:table-cell>
          <table:table-cell table:style-name="ce5" table:formula="of:=281034.86+113.78" office:value-type="float" office:value="281148.64" calcext:value-type="float">
            <text:p>281149</text:p>
          </table:table-cell>
          <table:table-cell table:style-name="ce16" table:formula="of:=683742.15+60.11" office:value-type="float" office:value="683802.26" calcext:value-type="float">
            <text:p>683802</text:p>
          </table:table-cell>
        </table:table-row>
        <table:table-row table:style-name="ro1">
          <table:table-cell/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DIVOP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style-name="ce13" table:formula="of:=130356.81+44.04" office:value-type="float" office:value="130400.85" calcext:value-type="float">
            <text:p>130401</text:p>
          </table:table-cell>
          <table:table-cell table:style-name="ce13" table:formula="of:=356993.55+64.36" office:value-type="float" office:value="357057.91" calcext:value-type="float">
            <text:p>357058</text:p>
          </table:table-cell>
          <table:table-cell table:formula="of:=323642.15+137.21" office:value-type="float" office:value="323779.36" calcext:value-type="float">
            <text:p>323779</text:p>
          </table:table-cell>
          <table:table-cell table:style-name="ce13"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style-name="ce13" table:formula="of:=171792.85+55.57" office:value-type="float" office:value="171848.42" calcext:value-type="float">
            <text:p>171848</text:p>
          </table:table-cell>
          <table:table-cell table:style-name="ce13" table:formula="of:=312337.92+26.86" office:value-type="float" office:value="312364.78" calcext:value-type="float">
            <text:p>312365</text:p>
          </table:table-cell>
          <table:table-cell table:formula="of:=238807.52+121.5" office:value-type="float" office:value="238929.02" calcext:value-type="float">
            <text:p>238929</text:p>
          </table:table-cell>
          <table:table-cell table:style-name="ce13"/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style-name="ce13" table:formula="of:=355854.38+65.17" office:value-type="float" office:value="355919.55" calcext:value-type="float">
            <text:p>355920</text:p>
          </table:table-cell>
          <table:table-cell table:style-name="Default" table:formula="of:=338965.84+57.95" office:value-type="float" office:value="339023.79" calcext:value-type="float">
            <text:p>339023,79</text:p>
          </table:table-cell>
          <table:table-cell table:formula="of:=179011.6+544.31" office:value-type="float" office:value="179555.91" calcext:value-type="float">
            <text:p>179556</text:p>
          </table:table-cell>
          <table:table-cell table:style-name="ce13"/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style-name="ce13" table:formula="of:=588008.96+37.93" office:value-type="float" office:value="588046.89" calcext:value-type="float">
            <text:p>588047</text:p>
          </table:table-cell>
          <table:table-cell table:style-name="ce13" table:formula="of:=338653.83+38.79" office:value-type="float" office:value="338692.62" calcext:value-type="float">
            <text:p>338693</text:p>
          </table:table-cell>
          <table:table-cell table:style-name="ce15" table:formula="of:=210934.96+49.28" office:value-type="float" office:value="210984.24" calcext:value-type="float">
            <text:p>210984</text:p>
          </table:table-cell>
          <table:table-cell table:style-name="ce13"/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style-name="ce3" table:formula="of:=603876+6.88" office:value-type="float" office:value="603882.88" calcext:value-type="float">
            <text:p>603883</text:p>
          </table:table-cell>
          <table:table-cell table:style-name="ce13" table:formula="of:=355957.08+25.95" office:value-type="float" office:value="355983.03" calcext:value-type="float">
            <text:p>355983</text:p>
          </table:table-cell>
          <table:table-cell table:formula="of:=214124.48+4941" office:value-type="float" office:value="219065.48" calcext:value-type="float">
            <text:p>219065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22:53:56.28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23:53:34.961000000</meta:creation-date>
    <dc:date>2020-08-23T23:01:08.168000000</dc:date>
    <meta:editing-duration>PT17H43M35S</meta:editing-duration>
    <meta:editing-cycles>8</meta:editing-cycles>
    <meta:generator>LibreOffice/7.0.0.3$Windows_X86_64 LibreOffice_project/8061b3e9204bef6b321a21033174034a5e2ea88e</meta:generator>
    <meta:document-statistic meta:table-count="1" meta:cell-count="64" meta:object-count="0"/>
  </office:meta>
</office:document-meta>
</file>